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4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lyt-sunrise-subtitle">
      <style:graphic-properties draw:fill-color="#ffffff" draw:auto-grow-height="true" fo:min-height="3.863cm"/>
    </style:style>
    <style:style style:name="pr2" style:family="presentation" style:parent-style-name="lyt-sunrise-notes">
      <style:graphic-properties draw:fill-color="#ffffff" draw:auto-grow-height="true" fo:min-height="13.365cm"/>
    </style:style>
    <style:style style:name="pr3" style:family="presentation" style:parent-style-name="lyt-sunrise-notes">
      <style:graphic-properties draw:fill-color="#ffffff" fo:min-height="13.114cm"/>
    </style:style>
    <style:style style:name="pr4" style:family="presentation" style:parent-style-name="lyt-sunrise-subtitle">
      <style:graphic-properties draw:fill-color="#ffffff" fo:min-height="16.312cm"/>
    </style:style>
    <style:style style:name="pr5" style:family="presentation" style:parent-style-name="lyt-sunrise-subtitle">
      <style:graphic-properties draw:fill-color="#ffffff" fo:min-height="6.87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family="Thorndale" style:font-family-generic="roman" fo:font-size="32pt" style:font-size-asian="32pt" style:font-size-complex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Thorndale" style:font-family-generic="roman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6.353cm" svg:height="3.863cm" svg:x="0.952cm" svg:y="1.905cm" presentation:class="subtitle" presentation:user-transformed="true">
          <draw:text-box>
            <text:p><text:span text:style-name="T1">Public-Key</text:span></text:p>
          </draw:text-box>
        </draw:frame>
        <draw:frame draw:style-name="gr1" draw:layer="layout" svg:width="17.145cm" svg:height="3.247cm" svg:x="5.715cm" svg:y="14.215cm">
          <draw:text-box>
            <text:p text:style-name="P1"><text:span text:style-name="T2">And you!</text:span></text:p>
            <text:p text:style-name="P1"><text:span text:style-name="T2"/></text:p>
            <text:p text:style-name="P1"><text:span text:style-name="T3">Sean P Madden</text:span></text:p>
            <text:p text:style-name="P1"><text:span text:style-name="T3">(Emphasize the 'P')</text:span></text:p>
          </draw:text-box>
        </draw:frame>
        <draw:frame draw:style-name="gr1" draw:layer="layout" svg:width="26.035cm" svg:height="4.501cm" svg:x="0.952cm" svg:y="6.19cm">
          <draw:text-box>
            <text:p text:style-name="P1"><text:span text:style-name="T1">Symmetric </text:span></text:p>
            <text:p text:style-name="P1"><text:span text:style-name="T1">Cryptography</text:span></text:p>
          </draw:text-box>
        </draw:frame>
        <draw:frame draw:style-name="gr1" draw:layer="layout" svg:width="1.905cm" svg:height="0.962cm" svg:x="13.017cm" svg:y="5.07cm">
          <draw:text-box>
            <text:p>an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>
        <office:forms form:automatic-focus="false" form:apply-design-mode="false"/>
        <draw:frame draw:style-name="gr3" draw:text-style-name="P3" draw:id="id1" draw:layer="layout" svg:width="2.945cm" svg:height="1.517cm" svg:x="3.81cm" svg:y="6.103cm">
          <draw:text-box>
            <text:p><text:span text:style-name="T4">Alice</text:span></text:p>
          </draw:text-box>
        </draw:frame>
        <draw:frame draw:style-name="gr4" draw:text-style-name="P3" draw:id="id2" draw:layer="layout" svg:width="2.627cm" svg:height="1.517cm" svg:x="20.233cm" svg:y="6.103cm">
          <draw:text-box>
            <text:p><text:span text:style-name="T4">Bob</text:span></text:p>
          </draw:text-box>
        </draw:frame>
        <draw:frame draw:style-name="gr5" draw:text-style-name="P3" draw:id="id7" draw:layer="layout" svg:width="2.54cm" svg:height="1.517cm" svg:x="12.065cm" svg:y="13.723cm">
          <draw:text-box>
            <text:p><text:span text:style-name="T4">Eve</text:span></text:p>
          </draw:text-box>
        </draw:frame>
        <draw:frame draw:style-name="gr3" draw:id="id3" draw:layer="layout" svg:width="5.366cm" svg:height="3.095cm" svg:x="6.667cm" svg:y="2.54cm">
          <draw:text-box>
            <text:p>To: Bob</text:p>
            <text:p>From: Alice</text:p>
            <text:p>The attack starts </text:p>
            <text:p>at noon</text:p>
          </draw:text-box>
        </draw:frame>
        <draw:frame draw:style-name="gr3" draw:id="id5" draw:layer="layout" svg:width="4.761cm" svg:height="3.095cm" svg:x="17.78cm" svg:y="8.017cm">
          <draw:text-box>
            <text:p>To: Alice</text:p>
            <text:p>From: Bob</text:p>
            <text:p>We attack from</text:p>
            <text:p>the south</text:p>
          </draw:text-box>
        </draw:frame>
        <draw:line draw:style-name="gr6" draw:text-style-name="P1" draw:id="id4" draw:layer="layout" svg:x1="7.62cm" svg:y1="6.032cm" svg:x2="19.367cm" svg:y2="6.032cm">
          <text:p text:style-name="P1"/>
        </draw:line>
        <draw:line draw:style-name="gr6" draw:text-style-name="P1" draw:id="id6" draw:layer="layout" svg:x1="20.32cm" svg:y1="8.017cm" svg:x2="6.985cm" svg:y2="7.937cm">
          <text:p/>
        </draw:line>
        <draw:line draw:style-name="gr6" draw:text-style-name="P1" draw:id="id8" draw:layer="layout" svg:x1="7.62cm" svg:y1="6.032cm" svg:x2="12.7cm" svg:y2="13.723cm">
          <text:p/>
        </draw:line>
        <draw:line draw:style-name="gr6" draw:text-style-name="P1" draw:id="id9" draw:layer="layout" svg:x1="19.685cm" svg:y1="11.112cm" svg:x2="13.652cm" svg:y2="13.72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office:forms form:automatic-focus="false" form:apply-design-mode="false"/>
        <draw:frame presentation:style-name="pr4" draw:layer="layout" svg:width="25.199cm" svg:height="16.312cm" svg:x="1.4cm" svg:y="1.062cm" presentation:class="subtitle">
          <draw:text-box>
            <text:p><text:span text:style-name="T5">So how do we solve this problem?</text:span></text:p>
            <text:p/>
            <text:p><text:span text:style-name="T6">(This is known as the Byzantine Generals problem if you've taken Distributed Systems befor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office:forms form:automatic-focus="false" form:apply-design-mode="false"/>
        <draw:frame presentation:style-name="pr5" draw:layer="layout" svg:width="25.199cm" svg:height="6.875cm" svg:x="1.471cm" svg:y="5.507cm" presentation:class="subtitle" presentation:user-transformed="true">
          <draw:text-box>
            <text:p>Why, using PKC of course!</text:p>
            <text:p/>
          </draw:text-box>
        </draw:frame>
        <draw:frame draw:style-name="gr1" draw:text-style-name="P4" draw:id="id10" draw:layer="layout" svg:width="11.112cm" svg:height="1.505cm" svg:x="9.525cm" svg:y="11.747cm">
          <draw:text-box>
            <text:p text:style-name="P4"><text:span text:style-name="T7">So what is it reall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>
        <office:forms form:automatic-focus="false" form:apply-design-mode="false"/>
        <draw:frame draw:style-name="gr1" draw:text-style-name="P3" draw:layer="layout" svg:width="6.35cm" svg:height="1.517cm" svg:x="3.492cm" svg:y="11.738cm">
          <draw:text-box>
            <text:p text:style-name="P3"><text:span text:style-name="T4">Private Key</text:span></text:p>
          </draw:text-box>
        </draw:frame>
        <draw:g>
          <draw:circle draw:style-name="gr7" draw:text-style-name="P1" draw:layer="layout" svg:width="1.588cm" svg:height="1.588cm" svg:x="4.98cm" svg:y="5.556cm">
            <text:p/>
          </draw:circle>
          <draw:line draw:style-name="gr7" draw:text-style-name="P1" draw:layer="layout" svg:x1="5.715cm" svg:y1="7.144cm" svg:x2="5.715cm" svg:y2="9.366cm">
            <text:p/>
          </draw:line>
          <draw:line draw:style-name="gr7" draw:text-style-name="P1" draw:layer="layout" svg:x1="5.715cm" svg:y1="9.366cm" svg:x2="5.08cm" svg:y2="10.318cm">
            <text:p/>
          </draw:line>
          <draw:line draw:style-name="gr7" draw:text-style-name="P1" draw:layer="layout" svg:x1="5.715cm" svg:y1="9.366cm" svg:x2="6.35cm" svg:y2="10.318cm">
            <text:p/>
          </draw:line>
          <draw:line draw:style-name="gr7" draw:text-style-name="P1" draw:layer="layout" svg:x1="5.715cm" svg:y1="7.778cm" svg:x2="6.985cm" svg:y2="6.191cm">
            <text:p/>
          </draw:line>
          <draw:line draw:style-name="gr7" draw:text-style-name="P1" draw:layer="layout" svg:x1="5.715cm" svg:y1="7.778cm" svg:x2="4.445cm" svg:y2="5.873cm">
            <text:p/>
          </draw:line>
        </draw:g>
        <draw:rect draw:style-name="gr7" draw:text-style-name="P1" draw:layer="layout" svg:width="6.667cm" svg:height="1.905cm" svg:x="3.175cm" svg:y="11.747cm">
          <text:p/>
        </draw:rect>
        <draw:g>
          <draw:custom-shape draw:style-name="gr8" draw:text-style-name="P1" draw:layer="layout" svg:width="0.762cm" svg:height="1.27cm" svg:x="2.792cm" svg:y="13.232cm">
            <text:p/>
            <draw:enhanced-geometry svg:viewBox="0 0 21600 21600" draw:type="block-arc" draw:modifiers="172.904054740219 8873.420800528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rect draw:style-name="gr9" draw:text-style-name="P1" draw:layer="layout" svg:width="1.27cm" svg:height="0.635cm" svg:x="2.538cm" svg:y="13.867cm">
            <text:p/>
          </draw:rect>
        </draw:g>
        <draw:frame draw:style-name="gr3" draw:layer="layout" svg:width="3.838cm" svg:height="0.962cm" svg:x="1.27cm" svg:y="14.595cm">
          <draw:text-box>
            <text:p>Passphras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text:enable-numbering="false"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text:enable-numbering="true"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text:enable-numbering="false"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text:enable-numbering="false"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sunrise" style:page-layout-name="PM1" draw:style-name="Mdp1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Blue and Red Gradient</dc:title>
    <dc:description>Presentation Layout Template</dc:description>
    <meta:creation-date>2010-02-08T21:43:00</meta:creation-date>
    <dc:language>en-US</dc:language>
    <meta:editing-cycles>8</meta:editing-cycles>
    <meta:editing-duration>PT04H03M49S</meta:editing-duration>
    <dc:date>2010-02-12T23:15:06</dc:date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Blue and Red Gradient" xlink:href="/usr/lib/openoffice.org/basis3.1/share/template/en-US/layout/lyt-sunrise.otp" meta:date="2006-12-14T14:53:16"/>
  </office:meta>
</office:document-meta>
</file>